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color="#ff0000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22">
        <text:h text:style-name="Heading_20_4" text:outline-level="4">Clear recycle bin:</text:h>
        <text:p text:style-name="Text_20_body_20_indent_20_Organon">The recycle bin will be cleared by clicking on the recycle bin symbol in the menu bar of Organon.</text:p>
        <text:p text:style-name="Text_20_body_20_indent_20_Organon"><text:span text:style-name="T1">Please note</text:span>: This action can't be undone. </text:p>
        <text:p text:style-name="Text_20_body_20_indent_20_Organon">To restore files and folders in the Recycle Bin, they can simply be pulled back into the project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fo:text-indent="0cm" style:auto-text-indent="false"/>
    </style:style>
    <style:style style:name="Text_20_body_20_indent_20_Organon" style:display-name="Text body indent Organon" style:family="paragraph" style:parent-style-name="Text_20_body_20_indent" style:class="text">
      <style:paragraph-properties fo:line-height="15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4" meta:word-count="47" meta:character-count="254"/>
    <dc:date>2015-05-09T10:21:43.55</dc:date>
    <meta:editing-duration>P0D</meta:editing-duration>
    <meta:editing-cycles>1</meta:editing-cycles>
    <meta:generator>OpenOffice/4.1.1$Win32 OpenOffice.org_project/411m6$Build-9775</meta:generator>
  </office:meta>
</office:document-meta>
</file>